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思源宋體1" svg:font-family="思源宋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P1" style:family="paragraph" style:parent-style-name="Heading_20_2">
      <style:text-properties officeooo:paragraph-rsid="002da964"/>
    </style:style>
    <style:style style:name="P2" style:family="paragraph" style:parent-style-name="Heading_20_2">
      <style:text-properties officeooo:rsid="0033d17a" officeooo:paragraph-rsid="003f5b97"/>
    </style:style>
    <style:style style:name="P3" style:family="paragraph" style:parent-style-name="Heading_20_2">
      <style:text-properties fo:font-variant="normal" fo:text-transform="none" fo:color="#000088" fo:font-size="12pt" fo:letter-spacing="normal" officeooo:rsid="001a589f" officeooo:paragraph-rsid="002799d1" style:font-name-asian="Times New Roman" style:font-size-asian="12pt" style:font-style-asian="normal" style:font-weight-asian="bold" style:font-size-complex="12pt"/>
    </style:style>
    <style:style style:name="P4" style:family="paragraph" style:parent-style-name="Standard">
      <style:text-properties officeooo:rsid="001a589f" officeooo:paragraph-rsid="001a589f"/>
    </style:style>
    <style:style style:name="P5" style:family="paragraph" style:parent-style-name="Standard">
      <style:text-properties officeooo:rsid="001a589f" officeooo:paragraph-rsid="001d9004"/>
    </style:style>
    <style:style style:name="P6" style:family="paragraph" style:parent-style-name="Standard">
      <style:text-properties officeooo:rsid="001a589f" officeooo:paragraph-rsid="001f2bc2"/>
    </style:style>
    <style:style style:name="P7" style:family="paragraph" style:parent-style-name="Standard">
      <style:text-properties officeooo:rsid="001a589f" officeooo:paragraph-rsid="00250280"/>
    </style:style>
    <style:style style:name="P8" style:family="paragraph" style:parent-style-name="Standard">
      <style:text-properties officeooo:rsid="001a589f" officeooo:paragraph-rsid="002799d1"/>
    </style:style>
    <style:style style:name="P9" style:family="paragraph" style:parent-style-name="Standard">
      <style:text-properties officeooo:rsid="001a589f" officeooo:paragraph-rsid="004460e5"/>
    </style:style>
    <style:style style:name="P10" style:family="paragraph" style:parent-style-name="Standard">
      <style:text-properties fo:font-variant="normal" fo:text-transform="none" fo:color="#000088" fo:font-size="12pt" fo:letter-spacing="normal" officeooo:rsid="001a589f" officeooo:paragraph-rsid="001d9004" style:font-name-asian="Times New Roman" style:font-size-asian="12pt" style:font-style-asian="normal" style:font-weight-asian="bold" style:font-size-complex="12pt"/>
    </style:style>
    <style:style style:name="P11" style:family="paragraph" style:parent-style-name="Standard">
      <style:text-properties fo:font-variant="normal" fo:text-transform="none" fo:color="#000088" fo:font-size="12pt" fo:letter-spacing="normal" officeooo:rsid="001a589f" officeooo:paragraph-rsid="001f2bc2" style:font-name-asian="Times New Roman" style:font-size-asian="12pt" style:font-style-asian="normal" style:font-weight-asian="bold" style:font-size-complex="12pt"/>
    </style:style>
    <style:style style:name="P12" style:family="paragraph" style:parent-style-name="Standard">
      <style:text-properties fo:font-variant="normal" fo:text-transform="none" fo:color="#000088" fo:font-size="12pt" fo:letter-spacing="normal" officeooo:rsid="001a589f" officeooo:paragraph-rsid="0020eb74" style:font-name-asian="Times New Roman" style:font-size-asian="12pt" style:font-style-asian="normal" style:font-weight-asian="bold" style:font-size-complex="12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d9004" officeooo:paragraph-rsid="0030871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d9004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d9004" officeooo:paragraph-rsid="0037e999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33d17a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3d70fd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Courier New" fo:font-size="11pt" fo:letter-spacing="normal" fo:font-weight="normal" officeooo:rsid="0037f2cc" officeooo:paragraph-rsid="0037f2cc" style:font-name-asian="思源宋體1" style:font-size-asian="11pt" style:font-style-asian="normal" style:font-weight-asian="normal" style:font-name-complex="Lucida Sans" style:font-size-complex="11pt" style:font-weight-complex="normal"/>
    </style:style>
    <style:style style:name="P19" style:family="paragraph" style:parent-style-name="Standard">
      <style:text-properties fo:font-variant="normal" fo:text-transform="none" style:font-name="Courier New" fo:font-size="11pt" fo:letter-spacing="normal" fo:font-weight="normal" officeooo:rsid="002f2185" officeooo:paragraph-rsid="002f2185" style:font-name-asian="Times New Roman" style:font-size-asian="11pt" style:font-style-asian="normal" style:font-weight-asian="normal" style:font-name-complex="Lucida Sans" style:font-size-complex="11pt" style:font-weight-complex="normal"/>
    </style:style>
    <style:style style:name="P20" style:family="paragraph" style:parent-style-name="Standard">
      <style:text-properties fo:font-variant="normal" fo:text-transform="none" fo:color="#c9211e" style:font-name="Liberation Serif" fo:font-size="12pt" fo:letter-spacing="normal" fo:font-weight="normal" officeooo:rsid="0033d17a" officeooo:paragraph-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P21" style:family="paragraph" style:parent-style-name="Standard">
      <style:text-properties officeooo:paragraph-rsid="001bf1c2"/>
    </style:style>
    <style:style style:name="P22" style:family="paragraph" style:parent-style-name="Standard">
      <style:text-properties officeooo:rsid="001d9004" officeooo:paragraph-rsid="001d9004"/>
    </style:style>
    <style:style style:name="P23" style:family="paragraph" style:parent-style-name="Standard">
      <style:text-properties officeooo:rsid="001d9004" officeooo:paragraph-rsid="00250280"/>
    </style:style>
    <style:style style:name="P24" style:family="paragraph" style:parent-style-name="Standard">
      <style:text-properties officeooo:paragraph-rsid="001d9004"/>
    </style:style>
    <style:style style:name="P25" style:family="paragraph" style:parent-style-name="Standard">
      <style:text-properties officeooo:paragraph-rsid="0020eb74"/>
    </style:style>
    <style:style style:name="P26" style:family="paragraph" style:parent-style-name="Standard">
      <style:text-properties fo:font-size="12pt" officeooo:rsid="001a589f" officeooo:paragraph-rsid="002799d1" style:font-size-asian="12pt" style:font-size-complex="12pt"/>
    </style:style>
    <style:style style:name="P27" style:family="paragraph" style:parent-style-name="Standard">
      <style:text-properties style:use-window-font-color="true" fo:font-size="12pt" officeooo:rsid="001a589f" officeooo:paragraph-rsid="002799d1" style:font-size-asian="12pt" style:font-size-complex="12pt"/>
    </style:style>
    <style:style style:name="P28" style:family="paragraph" style:parent-style-name="Standard">
      <style:text-properties style:use-window-font-color="true" fo:font-size="12pt" officeooo:rsid="001a589f" officeooo:paragraph-rsid="002c14d5" style:font-size-asian="12pt" style:font-size-complex="12pt"/>
    </style:style>
    <style:style style:name="P29" style:family="paragraph" style:parent-style-name="Standard">
      <style:text-properties style:use-window-font-color="true" fo:font-size="12pt" officeooo:rsid="001a589f" officeooo:paragraph-rsid="002c3595" style:font-size-asian="12pt" style:font-size-complex="12pt"/>
    </style:style>
    <style:style style:name="P30" style:family="paragraph" style:parent-style-name="Standard">
      <style:text-properties officeooo:paragraph-rsid="002c14d5"/>
    </style:style>
    <style:style style:name="P31" style:family="paragraph" style:parent-style-name="Standard">
      <style:text-properties officeooo:paragraph-rsid="00250280"/>
    </style:style>
    <style:style style:name="P32" style:family="paragraph" style:parent-style-name="Standard">
      <style:text-properties officeooo:paragraph-rsid="002f2185"/>
    </style:style>
    <style:style style:name="P33" style:family="paragraph" style:parent-style-name="Standard">
      <style:text-properties fo:font-weight="normal" officeooo:paragraph-rsid="002f2185" style:font-weight-asian="normal" style:font-weight-complex="normal"/>
    </style:style>
    <style:style style:name="P34" style:family="paragraph" style:parent-style-name="Standard">
      <style:text-properties fo:font-weight="normal" officeooo:rsid="002fe40a" officeooo:paragraph-rsid="0033d17a" style:font-weight-asian="normal" style:font-weight-complex="normal"/>
    </style:style>
    <style:style style:name="P35" style:family="paragraph" style:parent-style-name="Standard">
      <style:text-properties fo:font-weight="normal" officeooo:rsid="002fe40a" officeooo:paragraph-rsid="0037f2cc" style:font-weight-asian="normal" style:font-weight-complex="normal"/>
    </style:style>
    <style:style style:name="P36" style:family="paragraph" style:parent-style-name="Standard">
      <style:text-properties fo:font-weight="normal" officeooo:rsid="00467eef" officeooo:paragraph-rsid="00467eef" style:font-weight-asian="normal" style:font-weight-complex="normal"/>
    </style:style>
    <style:style style:name="P37" style:family="paragraph" style:parent-style-name="Standard">
      <style:text-properties style:font-name="Courier New" fo:font-size="11pt" fo:font-weight="normal" officeooo:paragraph-rsid="002f2185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Courier New" fo:font-size="11pt" fo:font-weight="normal" officeooo:rsid="002fe40a" officeooo:paragraph-rsid="0037f2cc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Courier New" officeooo:rsid="001a589f" officeooo:paragraph-rsid="001d9004"/>
    </style:style>
    <style:style style:name="P40" style:family="paragraph" style:parent-style-name="Standard">
      <style:text-properties officeooo:paragraph-rsid="0033d17a"/>
    </style:style>
    <style:style style:name="P41" style:family="paragraph" style:parent-style-name="Standard">
      <style:text-properties fo:color="#c9211e" fo:font-weight="normal" officeooo:rsid="002fe40a" officeooo:paragraph-rsid="0033d17a" style:font-weight-asian="normal" style:font-weight-complex="normal"/>
    </style:style>
    <style:style style:name="P42" style:family="paragraph" style:parent-style-name="Standard">
      <style:text-properties officeooo:rsid="0033d17a" officeooo:paragraph-rsid="0033d17a"/>
    </style:style>
    <style:style style:name="P43" style:family="paragraph" style:parent-style-name="Standard">
      <style:text-properties officeooo:paragraph-rsid="0037f2cc"/>
    </style:style>
    <style:style style:name="P44" style:family="paragraph" style:parent-style-name="Standard">
      <style:text-properties officeooo:paragraph-rsid="0038f155"/>
    </style:style>
    <style:style style:name="P45" style:family="paragraph" style:parent-style-name="Standard">
      <style:text-properties officeooo:paragraph-rsid="004460e5"/>
    </style:style>
    <style:style style:name="P46" style:family="paragraph" style:parent-style-name="Standard">
      <style:text-properties officeooo:rsid="004460e5" officeooo:paragraph-rsid="004460e5"/>
    </style:style>
    <style:style style:name="P47" style:family="paragraph" style:parent-style-name="Standard">
      <style:text-properties officeooo:paragraph-rsid="004b8bbe"/>
    </style:style>
    <style:style style:name="P48" style:family="paragraph" style:parent-style-name="Standard">
      <style:text-properties style:font-name="Courier New" officeooo:paragraph-rsid="001bf1c2"/>
    </style:style>
    <style:style style:name="P49" style:family="paragraph" style:parent-style-name="Standard">
      <style:text-properties style:font-name="Courier New" officeooo:rsid="004b8bbe" officeooo:paragraph-rsid="004b8bbe"/>
    </style:style>
    <style:style style:name="P50" style:family="paragraph" style:parent-style-name="Standard">
      <style:text-properties officeooo:paragraph-rsid="004c1fe3"/>
    </style:style>
    <style:style style:name="P51" style:family="paragraph" style:parent-style-name="Standard">
      <style:text-properties officeooo:rsid="001a589f" officeooo:paragraph-rsid="004db78e"/>
    </style:style>
    <style:style style:name="T1" style:family="text">
      <style:text-properties officeooo:rsid="001a589f"/>
    </style:style>
    <style:style style:name="T2" style:family="text">
      <style:text-properties fo:font-variant="normal" fo:text-transform="none" fo:color="#000088" fo:font-size="12pt" fo:letter-spacing="normal" style:font-name-asian="Times New Roman" style:font-size-asian="12pt" style:font-style-asian="normal" style:font-weight-asian="bold" style:font-size-complex="12pt"/>
    </style:style>
    <style:style style:name="T3" style:family="text">
      <style:text-properties fo:font-variant="normal" fo:text-transform="none" fo:color="#000088" fo:font-size="12pt" fo:letter-spacing="normal" officeooo:rsid="001a589f" style:font-name-asian="Times New Roman" style:font-size-asian="12pt" style:font-style-asian="normal" style:font-weight-asian="bold" style:font-size-complex="12pt"/>
    </style:style>
    <style:style style:name="T4" style:family="text">
      <style:text-properties fo:font-variant="normal" fo:text-transform="none" fo:color="#000088" style:font-name="Liberation Serif" fo:font-size="12pt" fo:letter-spacing="normal" fo:font-weight="bold" officeooo:rsid="001a589f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5" style:family="text">
      <style:text-properties fo:font-variant="normal" fo:text-transform="none" fo:color="#000088" style:font-name="Liberation Serif" fo:font-size="12pt" fo:letter-spacing="normal" fo:font-style="normal" fo:font-weight="bold" officeooo:rsid="001a589f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6" style:family="text">
      <style:text-properties fo:font-variant="normal" fo:text-transform="none" fo:color="#000088" style:font-name="Liberation Serif" fo:font-size="12pt" fo:letter-spacing="normal" fo:font-weight="normal" officeooo:rsid="001a589f" style:font-name-asian="Times New Roman" style:font-size-asian="12pt" style:font-style-asian="normal" style:font-weight-asian="bold" style:font-name-complex="Lucida Sans" style:font-size-complex="12pt" style:font-weight-complex="normal"/>
    </style:style>
    <style:style style:name="T7" style:family="text">
      <style:text-properties fo:font-variant="normal" fo:text-transform="none" fo:color="#252525" style:font-name="Times New Roman" fo:letter-spacing="normal" fo:font-style="normal" fo:font-weight="normal"/>
    </style:style>
    <style:style style:name="T8" style:family="text">
      <style:text-properties fo:font-variant="normal" fo:text-transform="none" fo:color="#252525" fo:letter-spacing="normal" style:font-name-asian="思源宋體1" style:font-style-asian="normal" style:font-weight-asian="normal"/>
    </style:style>
    <style:style style:name="T9" style:family="text">
      <style:text-properties fo:font-variant="normal" fo:text-transform="none" fo:color="#000000" fo:letter-spacing="normal" officeooo:rsid="001d9004" style:font-name-asian="思源宋體1" style:font-style-asian="normal" style:font-weight-asian="normal"/>
    </style:style>
    <style:style style:name="T10" style:family="text">
      <style:text-properties fo:font-variant="normal" fo:text-transform="none" fo:color="#000000" fo:letter-spacing="normal" officeooo:rsid="0037f2cc" style:font-name-asian="思源宋體1" style:font-style-asian="normal" style:font-name-complex="Lucida Sans"/>
    </style:style>
    <style:style style:name="T11" style:family="text">
      <style:text-properties fo:font-variant="normal" fo:text-transform="none" fo:color="#000000" style:font-name="Liberation Serif" fo:font-size="12pt" fo:letter-spacing="normal" style:font-name-asian="思源宋體1" style:font-size-asian="12pt" style:font-style-asian="normal" style:font-name-complex="Lucida Sans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officeooo:rsid="001d9004" style:font-name-asian="思源宋體1" style:font-size-asian="12pt" style:font-style-asian="normal" style:font-name-complex="Lucida Sans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officeooo:rsid="0033d17a" style:font-name-asian="思源宋體1" style:font-size-asian="12pt" style:font-style-asian="normal" style:font-name-complex="Lucida Sans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officeooo:rsid="0037f2cc" style:font-name-asian="思源宋體1" style:font-size-asian="12pt" style:font-style-asian="normal" style:font-name-complex="Lucida Sans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weight="normal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weight="normal" officeooo:rsid="001d9004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weight="normal" officeooo:rsid="0033d17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weight="normal" officeooo:rsid="002fe40a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weight="normal" officeooo:rsid="0037f2cc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weight="normal" officeooo:rsid="0038f155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weight="normal" officeooo:rsid="003d70fd" style:font-name-asian="思源宋體1" style:font-size-asian="12pt" style:font-style-asian="normal" style:font-weight-asian="normal" style:font-name-complex="Lucida Sans" style:font-size-complex="12pt" style:font-weight-complex="normal"/>
    </style:style>
    <style:style style:name="T22" style:family="text">
      <style:text-properties fo:font-variant="normal" fo:text-transform="none" style:font-name="Liberation Serif" fo:letter-spacing="normal" fo:font-weight="normal" style:font-name-asian="Times New Roman" style:font-style-asian="normal" style:font-weight-asian="normal" style:font-name-complex="Lucida Sans" style:font-weight-complex="normal"/>
    </style:style>
    <style:style style:name="T23" style:family="text">
      <style:text-properties fo:font-variant="normal" fo:text-transform="none" style:font-name="Liberation Serif" fo:letter-spacing="normal" fo:font-weight="normal" officeooo:rsid="002f2185" style:font-name-asian="Times New Roman" style:font-style-asian="normal" style:font-weight-asian="normal" style:font-name-complex="Lucida Sans" style:font-weight-complex="normal"/>
    </style:style>
    <style:style style:name="T24" style:family="text">
      <style:text-properties fo:font-variant="normal" fo:text-transform="none" style:font-name="Liberation Serif" fo:letter-spacing="normal" officeooo:rsid="002f2185" style:font-name-asian="Times New Roman" style:font-style-asian="normal" style:font-name-complex="Lucida Sans"/>
    </style:style>
    <style:style style:name="T25" style:family="text">
      <style:text-properties fo:font-variant="normal" fo:text-transform="none" style:use-window-font-color="true" style:font-name="Courier New" fo:font-size="12pt" fo:letter-spacing="normal" fo:font-weight="bold" officeooo:rsid="001d9004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26" style:family="text">
      <style:text-properties fo:font-variant="normal" fo:text-transform="none" style:use-window-font-color="true" style:font-name="Courier New" fo:font-size="12pt" fo:letter-spacing="normal" fo:font-weight="bold" officeooo:rsid="0037f2cc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27" style:family="text">
      <style:text-properties fo:font-variant="normal" fo:text-transform="none" style:use-window-font-color="true" fo:font-size="12pt" fo:letter-spacing="normal" fo:font-weight="bold" officeooo:rsid="001d9004" style:font-name-asian="Times New Roman" style:font-size-asian="12pt" style:font-style-asian="normal" style:font-weight-asian="bold" style:font-name-complex="Lucida Sans" style:font-size-complex="12pt" style:font-weight-complex="bold"/>
    </style:style>
    <style:style style:name="T28" style:family="text">
      <style:text-properties fo:font-variant="normal" fo:text-transform="none" fo:color="#c9211e" fo:letter-spacing="normal" fo:font-weight="bold" officeooo:rsid="002f2185" style:font-name-asian="Times New Roman" style:font-style-asian="normal" style:font-weight-asian="bold" style:font-name-complex="Lucida Sans" style:font-weight-complex="bold"/>
    </style:style>
    <style:style style:name="T29" style:family="text">
      <style:text-properties fo:font-variant="normal" fo:text-transform="none" fo:color="#c9211e" fo:letter-spacing="normal" fo:font-weight="bold" officeooo:rsid="0037f2cc" style:font-name-asian="思源宋體1" style:font-style-asian="normal" style:font-weight-asian="bold" style:font-name-complex="Lucida Sans" style:font-weight-complex="bold"/>
    </style:style>
    <style:style style:name="T30" style:family="text">
      <style:text-properties fo:font-variant="normal" fo:text-transform="none" fo:color="#c9211e" fo:letter-spacing="normal" officeooo:rsid="0037f2cc" style:font-name-asian="思源宋體1" style:font-style-asian="normal" style:font-name-complex="Lucida Sans"/>
    </style:style>
    <style:style style:name="T31" style:family="text">
      <style:text-properties fo:font-variant="normal" fo:text-transform="none" fo:letter-spacing="normal" officeooo:rsid="002f2185" style:font-name-asian="Times New Roman" style:font-style-asian="normal" style:font-name-complex="Lucida Sans"/>
    </style:style>
    <style:style style:name="T32" style:family="text">
      <style:text-properties officeooo:rsid="001be812"/>
    </style:style>
    <style:style style:name="T33" style:family="text">
      <style:text-properties style:font-name="Courier New"/>
    </style:style>
    <style:style style:name="T34" style:family="text">
      <style:text-properties style:font-name="Courier New" fo:font-weight="bold" style:font-weight-asian="bold" style:font-weight-complex="bold"/>
    </style:style>
    <style:style style:name="T35" style:family="text">
      <style:text-properties style:font-name="Courier New" fo:font-weight="bold" officeooo:rsid="001d9004" style:font-weight-asian="bold" style:font-weight-complex="bold"/>
    </style:style>
    <style:style style:name="T36" style:family="text">
      <style:text-properties style:font-name="Courier New" fo:font-weight="bold" officeooo:rsid="001f2bc2" style:font-weight-asian="bold" style:font-weight-complex="bold"/>
    </style:style>
    <style:style style:name="T37" style:family="text">
      <style:text-properties style:font-name="Courier New" fo:font-weight="bold" officeooo:rsid="004460e5" style:font-weight-asian="bold" style:font-weight-complex="bold"/>
    </style:style>
    <style:style style:name="T38" style:family="text">
      <style:text-properties style:font-name="Courier New" fo:font-weight="bold" officeooo:rsid="0044c8e7" style:font-weight-asian="bold" style:font-weight-complex="bold"/>
    </style:style>
    <style:style style:name="T39" style:family="text">
      <style:text-properties style:font-name="Courier New" fo:font-weight="bold" officeooo:rsid="00467eef" style:font-weight-asian="bold" style:font-weight-complex="bold"/>
    </style:style>
    <style:style style:name="T40" style:family="text">
      <style:text-properties style:font-name="Courier New" fo:font-weight="bold" officeooo:rsid="00497ecc" style:font-weight-asian="bold" style:font-weight-complex="bold"/>
    </style:style>
    <style:style style:name="T41" style:family="text">
      <style:text-properties style:font-name="Courier New" fo:font-weight="bold" officeooo:rsid="001a589f" style:font-weight-asian="bold" style:font-weight-complex="bold"/>
    </style:style>
    <style:style style:name="T42" style:family="text">
      <style:text-properties style:font-name="Courier New" fo:font-weight="bold" officeooo:rsid="004b8bbe" style:font-weight-asian="bold" style:font-weight-complex="bold"/>
    </style:style>
    <style:style style:name="T43" style:family="text">
      <style:text-properties style:font-name="Courier New" fo:font-weight="normal" officeooo:rsid="004460e5" style:font-weight-asian="normal" style:font-weight-complex="normal"/>
    </style:style>
    <style:style style:name="T44" style:family="text">
      <style:text-properties style:font-name="Courier New" fo:font-weight="normal" officeooo:rsid="001a589f" style:font-weight-asian="normal" style:font-weight-complex="normal"/>
    </style:style>
    <style:style style:name="T45" style:family="text">
      <style:text-properties style:font-name="Courier New" fo:font-weight="normal" officeooo:rsid="004b8bbe" style:font-weight-asian="normal" style:font-weight-complex="normal"/>
    </style:style>
    <style:style style:name="T46" style:family="text">
      <style:text-properties style:font-name="Courier New" officeooo:rsid="004460e5"/>
    </style:style>
    <style:style style:name="T47" style:family="text">
      <style:text-properties style:font-name="Courier New" officeooo:rsid="004750a0"/>
    </style:style>
    <style:style style:name="T48" style:family="text">
      <style:text-properties style:font-name="Courier New" officeooo:rsid="0048c24a"/>
    </style:style>
    <style:style style:name="T49" style:family="text">
      <style:text-properties style:font-name="Courier New" officeooo:rsid="001a589f"/>
    </style:style>
    <style:style style:name="T50" style:family="text">
      <style:text-properties style:font-name="Courier New" officeooo:rsid="004a38cd"/>
    </style:style>
    <style:style style:name="T51" style:family="text">
      <style:text-properties style:font-name="Courier New" officeooo:rsid="004b8bbe"/>
    </style:style>
    <style:style style:name="T52" style:family="text">
      <style:text-properties style:font-name="Courier New" officeooo:rsid="004c1fe3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4460e5" style:font-weight-asian="bold" style:font-weight-complex="bold"/>
    </style:style>
    <style:style style:name="T55" style:family="text">
      <style:text-properties officeooo:rsid="001bf1c2"/>
    </style:style>
    <style:style style:name="T56" style:family="text">
      <style:text-properties fo:color="#c9211e"/>
    </style:style>
    <style:style style:name="T57" style:family="text">
      <style:text-properties fo:color="#c9211e" officeooo:rsid="002c14d5"/>
    </style:style>
    <style:style style:name="T58" style:family="text">
      <style:text-properties fo:color="#c9211e" style:font-name="Courier New"/>
    </style:style>
    <style:style style:name="T59" style:family="text">
      <style:text-properties fo:color="#c9211e" style:font-name="Courier New" officeooo:rsid="004750a0"/>
    </style:style>
    <style:style style:name="T60" style:family="text">
      <style:text-properties officeooo:rsid="001d9004"/>
    </style:style>
    <style:style style:name="T61" style:family="text">
      <style:text-properties officeooo:rsid="001f2bc2"/>
    </style:style>
    <style:style style:name="T62" style:family="text">
      <style:text-properties officeooo:rsid="001f576a"/>
    </style:style>
    <style:style style:name="T63" style:family="text">
      <style:text-properties officeooo:rsid="0020eb74"/>
    </style:style>
    <style:style style:name="T64" style:family="text">
      <style:text-properties officeooo:rsid="00250280"/>
    </style:style>
    <style:style style:name="T65" style:family="text">
      <style:text-properties fo:color="#81d41a"/>
    </style:style>
    <style:style style:name="T66" style:family="text">
      <style:text-properties style:use-window-font-color="true" style:font-name="Courier New" fo:font-size="12pt" fo:font-weight="bold" officeooo:rsid="001d9004" style:font-size-asian="12pt" style:font-weight-asian="bold" style:font-size-complex="12pt" style:font-weight-complex="bold"/>
    </style:style>
    <style:style style:name="T67" style:family="text">
      <style:text-properties style:use-window-font-color="true" fo:font-size="12pt" officeooo:rsid="001a589f" style:font-size-asian="12pt" style:font-size-complex="12pt"/>
    </style:style>
    <style:style style:name="T68" style:family="text">
      <style:text-properties officeooo:rsid="0039d0c8"/>
    </style:style>
    <style:style style:name="T69" style:family="text">
      <style:text-properties officeooo:rsid="003b7687"/>
    </style:style>
    <style:style style:name="T70" style:family="text">
      <style:text-properties officeooo:rsid="004b8bbe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1a589f" style:font-weight-asian="normal" style:font-weight-complex="normal"/>
    </style:style>
    <style:style style:name="T73" style:family="text">
      <style:text-properties fo:font-weight="normal" officeooo:rsid="004460e5" style:font-weight-asian="normal" style:font-weight-complex="normal"/>
    </style:style>
    <style:style style:name="T74" style:family="text">
      <style:text-properties officeooo:rsid="006e26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<text:span text:style-name="T1">inux作業系統實務作業3</text:span></text:p>
      <text:p text:style-name="P4">權限管理</text:p>
      <text:p text:style-name="P4">目標:</text:p>
      <text:p text:style-name="P4">1. 瞭解檔案的擁有者與群組。</text:p>
      <text:p text:style-name="P4">2. 瞭解rwx存取權限。</text:p>
      <text:p text:style-name="P4">3. 瞭解<text:span text:style-name="T69">SUID、SGID、</text:span>sticky bit。</text:p>
      <text:p text:style-name="P51">4. 更改檔案屬性。<text:span text:style-name="T74">(進階)</text:span></text:p>
      <text:p text:style-name="P51"><text:span text:style-name="T68">5. </text:span>更改<text:span text:style-name="T62">acl</text:span>權限。<text:span text:style-name="T74">(進階)</text:span></text:p>
      <text:p text:style-name="P51"><text:span text:style-name="T68">6</text:span>. 鏈結與掛載檔案的權限。<text:span text:style-name="T74">(進階)</text:span></text:p>
      <text:p text:style-name="P4"/>
      <text:p text:style-name="P9">步驟<text:span text:style-name="T32">0： 用CentOS實做。</text:span></text:p>
      <text:p text:style-name="P46">(1)使自己帳號為sudoer；如果還沒有將自己帳號加入<text:span text:style-name="T70">whee;</text:span>群組，請加入。</text:p>
      <text:p text:style-name="P4">範例:</text:p>
      <text:p text:style-name="P47"><text:span text:style-name="T44">[</text:span><text:span text:style-name="T45">ksu</text:span><text:span text:style-name="T44">@4070e999 ~]$</text:span><text:span text:style-name="T43"> </text:span><text:span text:style-name="T41">sudo usermod -a -G </text:span><text:span text:style-name="T42">wheel</text:span><text:span text:style-name="T41"> -</text:span><text:span text:style-name="T39">s /bin/bash </text:span><text:span text:style-name="T41">4070e999</text:span></text:p>
      <text:p text:style-name="P36"><text:span text:style-name="T46">相關指令:</text:span><text:span text:style-name="T34">chsh</text:span></text:p>
      <text:p text:style-name="P21">● 查看<text:span text:style-name="T55">group檔:</text:span></text:p>
      <text:p text:style-name="P47"><text:span text:style-name="T44">[</text:span><text:span text:style-name="T45">ksu</text:span><text:span text:style-name="T44">@4070e999 ~]$</text:span><text:span text:style-name="T43"> </text:span><text:span text:style-name="T34">grep 4070e999 /etc/group</text:span></text:p>
      <text:p text:style-name="P21"><text:span text:style-name="T51">wheel</text:span><text:span text:style-name="T33">:x:10:</text:span><text:span text:style-name="T52">ksu</text:span><text:span text:style-name="T33">,</text:span><text:span text:style-name="T58">4070e999</text:span></text:p>
      <text:p text:style-name="P48">4070e999:x:1001:</text:p>
      <text:p text:style-name="P49">或者：</text:p>
      <text:p text:style-name="P49"><text:span text:style-name="T72">[</text:span><text:span text:style-name="T71">ksu</text:span><text:span text:style-name="T72">@4070e999 ~]$</text:span><text:span text:style-name="T73"> </text:span><text:span text:style-name="T54">g</text:span><text:span text:style-name="T53">etext group wheel</text:span></text:p>
      <text:p text:style-name="P50"><text:span text:style-name="T51">wheel</text:span><text:span text:style-name="T47">:x:10:</text:span><text:span text:style-name="T52">ksu</text:span><text:span text:style-name="T47">,</text:span><text:span text:style-name="T59">4070e999</text:span></text:p>
      <text:p text:style-name="P47"><text:span text:style-name="T44">[</text:span><text:span text:style-name="T45">ksu</text:span><text:span text:style-name="T44">@4070e999 ~]$</text:span><text:span text:style-name="T43"> </text:span><text:span text:style-name="T35">logout</text:span></text:p>
      <text:p text:style-name="P5"><text:span text:style-name="T33">login as: </text:span><text:span text:style-name="T35">4070e999</text:span></text:p>
      <text:p text:style-name="P5"><text:span text:style-name="T33">4070e999@192.168.1.110's password:</text:span> <text:span text:style-name="T35">Passw0rd</text:span></text:p>
      <text:p text:style-name="P39">Last login: Fri Sep 20 21:36:01 2019</text:p>
      <text:p text:style-name="P5"/>
      <text:p text:style-name="P10">◎ 觀察檔案的權限 </text:p>
      <text:p text:style-name="P4">參考: <text:a xlink:type="simple" xlink:href="http://linux.vbird.org/linux_basic_train/unit04.php#4.1" text:style-name="Internet_20_link" text:visited-style-name="Visited_20_Internet_20_Link">http://linux.vbird.org/linux_basic_train/unit04.php#4.1</text:a> </text:p>
      <text:p text:style-name="P4">範例:</text:p>
      <text:p text:style-name="P5">[4070e999@4070e999 ~]$ <text:span text:style-name="T35">ls -dl /var/spool/mail</text:span></text:p>
      <text:p text:style-name="P5">drwxrwxr-x. 2 root mail 4096 Sep 15 01:02 /var/spool/mail</text:p>
      <text:p text:style-name="P10">☉查詢環境變數</text:p>
      <text:p text:style-name="P5">[4070e999@4070e999 ~]$ <text:span text:style-name="T35">env | grep LANG</text:span></text:p>
      <text:p text:style-name="P5">LANG=en_US.UTF-8</text:p>
      <text:p text:style-name="P22">● 更改語系</text:p>
      <text:p text:style-name="P24"><text:span text:style-name="T1">[4070e999@4070e999 ~]$ </text:span><text:span text:style-name="T35">LANG=zh_TW.</text:span><text:span text:style-name="T36">UTF-8</text:span></text:p>
      <text:p text:style-name="P5">[4070e999@4070e999 ~]$ <text:span text:style-name="T35">ls -dl /var/spool/mail</text:span></text:p>
      <text:p text:style-name="P5">drwxrwxr-x. 2 root mail 4096 <text:s/><text:span text:style-name="T56">9月 15</text:span> 01:02 /var/spool/mail</text:p>
      <text:p text:style-name="P5"/>
      <text:p text:style-name="P11">◎自創一個檔案會如何？</text:p>
      <text:p text:style-name="P5">[4070e999@4070e999 ~]$ <text:span text:style-name="T35">id</text:span></text:p>
      <text:p text:style-name="P5">uid=1001(4070e999) gid=1001(4070e999) groups=1001(4070e999),10(wheel) context=unconfined_u:unconfined_r:unconfined_t:s0-s0:c0.c1023</text:p>
      <text:p text:style-name="P5">[4070e999@4070e999 ~]$ <text:span text:style-name="T35">touch file1</text:span></text:p>
      <text:p text:style-name="P5">[4070e999@4070e999 ~]$ <text:span text:style-name="T35">ll file1</text:span></text:p>
      <text:p text:style-name="P5">-rw-rw-r--. 1 4070e999 <text:span text:style-name="T56">4070e999</text:span> 0 <text:s/>9月 20 22:13 file1</text:p>
      <text:p text:style-name="P6"><text:span text:style-name="T60">● </text:span>切換一下效用群組為<text:span text:style-name="T61">wheel</text:span></text:p>
      <text:p text:style-name="P6">[4070e999@4070e999 ~]$ <text:span text:style-name="T35">newgrp wheel</text:span></text:p>
      <text:p text:style-name="P6">[4070e999@4070e999 ~]$ <text:span text:style-name="T35">touch file2</text:span></text:p>
      <text:p text:style-name="P6"><text:soft-page-break/>[4070e999@4070e999 ~]$ <text:span text:style-name="T35">ll file2</text:span></text:p>
      <text:p text:style-name="P6">-rw-r--r--. 1 4070e999 <text:span text:style-name="T56">wheel</text:span> 0 <text:s/>9月 20 22:15 file2</text:p>
      <text:p text:style-name="P6">[4070e999@4070e999 ~]$ <text:span text:style-name="T35">exit</text:span></text:p>
      <text:p text:style-name="P6">exit</text:p>
      <text:p text:style-name="P6"/>
      <text:p text:style-name="P12">◎ 新創檔案的預設權限：umask指令</text:p>
      <text:p text:style-name="P25"><text:span text:style-name="T63">參考：</text:span><text:a xlink:type="simple" xlink:href="http://linux.vbird.org/linux_basic/0220filemanager.php#umask" text:style-name="Internet_20_link" text:visited-style-name="Visited_20_Internet_20_Link">http://linux.vbird.org/linux_basic/0220filemanager.php#umask</text:a> </text:p>
      <text:p text:style-name="P25"><text:a xlink:type="simple" xlink:href="https://geek-university.com/linux/set-the-default-permissions-for-newly-created-files/" text:style-name="Internet_20_link" text:visited-style-name="Visited_20_Internet_20_Link">https://geek-university.com/linux/set-the-default-permissions-for-newly-created-files/</text:a> </text:p>
      <text:p text:style-name="P7"><text:span text:style-name="T60">●</text:span>查閱:</text:p>
      <text:p text:style-name="P4">[4070e999@4070e999 ~]$ <text:span text:style-name="T35">umask</text:span></text:p>
      <text:p text:style-name="P4">0022</text:p>
      <text:p text:style-name="P8"><text:span text:style-name="T60">● </text:span><text:span text:style-name="T2">更改</text:span><text:span text:style-name="T60"> </text:span></text:p>
      <text:p text:style-name="P4">[4070e999@4070e999 ~]$ <text:span text:style-name="T35">umask 007</text:span></text:p>
      <text:p text:style-name="P4">[4070e999@4070e999 ~]$ <text:span text:style-name="T35">umask</text:span></text:p>
      <text:p text:style-name="P4">0007</text:p>
      <text:p text:style-name="P4">[4070e999@4070e999 ~]$ <text:span text:style-name="T35">touch file3</text:span></text:p>
      <text:p text:style-name="P4">[4070e999@4070e999 ~]$ <text:span text:style-name="T35">ll file3</text:span></text:p>
      <text:p text:style-name="P4">-rw-rw-<text:span text:style-name="T56">---</text:span>. 1 4070e999 4070e999 0 <text:s/>9月 20 22:30 file3</text:p>
      <text:p text:style-name="P7">一般檔案預設沒有<text:span text:style-name="T64">x (</text:span>執行<text:span text:style-name="T64">)</text:span>權限。</text:p>
      <text:p text:style-name="P7">○使用 chmod 搭配符號法修改權限</text:p>
      <text:p text:style-name="P31"><text:span text:style-name="T1">參考: <text:s/></text:span><text:a xlink:type="simple" xlink:href="http://linux.vbird.org/linux_basic_train/unit04.php" text:style-name="Internet_20_link" text:visited-style-name="Visited_20_Internet_20_Link">http://linux.vbird.org/linux_basic_train/unit04.php</text:a> </text:p>
      <text:p text:style-name="P23">● 增加x權限</text:p>
      <text:p text:style-name="P7">[4070e999@4070e999 ~]$ <text:span text:style-name="T35">chmod u+x file3</text:span></text:p>
      <text:p text:style-name="P7">[4070e999@4070e999 ~]$ <text:span text:style-name="T35">ll file3</text:span></text:p>
      <text:p text:style-name="P7">-rw<text:span text:style-name="T56">x</text:span>rw----. 1 4070e999 4070e999 0 <text:s/>9月 20 22:30 <text:span text:style-name="T65">file3</text:span></text:p>
      <text:p text:style-name="P7"/>
      <text:h text:style-name="P3" text:outline-level="2">◎ 檔案屬性與權限的修改方式</text:h>
      <text:p text:style-name="P26"><text:span text:style-name="T9">● </text:span><text:span text:style-name="T8">切換身份成為 </text:span><text:span text:style-name="T7">root </text:span><text:span text:style-name="T65"> </text:span></text:p>
      <text:p text:style-name="P27">[4070e999@4070e999 ~]$ <text:span text:style-name="T35">su -</text:span></text:p>
      <text:p text:style-name="P27">密碼：</text:p>
      <text:p text:style-name="P27">上一次登入：日 <text:s/>9月 15 01:09:44 EDT 2019在 pts/0</text:p>
      <text:p text:style-name="P27"><text:span text:style-name="T9">● </text:span>使用 <text:span text:style-name="T53">chown</text:span> 修改檔案擁有者</text:p>
      <text:p text:style-name="P27">[root@4070e999 ~]# <text:span text:style-name="T35">touch /home/it01/itfile1</text:span></text:p>
      <text:p text:style-name="P27">[root@4070e999 ~]# <text:span text:style-name="T35">ll /home/it01/itfile1</text:span></text:p>
      <text:p text:style-name="P27">-rw-r--r--. 1 root root 0 Sep 20 23:10 /home/it01/itfile1</text:p>
      <text:p text:style-name="P27">[root@4070e999 ~]# <text:span text:style-name="T35">chown it01 /home/it01/itfile1</text:span></text:p>
      <text:p text:style-name="P27">[root@4070e999 ~]# <text:span text:style-name="T35">ll /home/it01/itfile1</text:span></text:p>
      <text:p text:style-name="P27">-rw-r--r--. 1 <text:span text:style-name="T56">it01</text:span> root 0 Sep 20 23:10 /home/it01/itfile1</text:p>
      <text:p text:style-name="P28"><text:span text:style-name="T9">● </text:span>使用 <text:span text:style-name="T53">chgrp</text:span> 修改檔案擁有的群組</text:p>
      <text:p text:style-name="P30"><text:span text:style-name="T67">[root@4070e999 ~]# </text:span><text:span text:style-name="T66">chgrp users /home/it01/itfile1</text:span></text:p>
      <text:p text:style-name="P28">[root@4070e999 ~]# <text:span text:style-name="T35">ll /home/it01/itfile1</text:span></text:p>
      <text:p text:style-name="P28">-rw-r--r--. 1 it01 <text:span text:style-name="T56">u</text:span><text:span text:style-name="T57">sers</text:span> 0 Sep 20 23:10 /home/it01/itfile1</text:p>
      <text:p text:style-name="P29"><text:span text:style-name="T9">● </text:span>使用 <text:span text:style-name="T53">chown</text:span> 同時修改檔案擁有者與群組</text:p>
      <text:p text:style-name="P29">[root@4070e999 ~]# <text:span text:style-name="T35">chown it01:IT /home/it01/itfile1</text:span></text:p>
      <text:p text:style-name="P29">[root@4070e999 ~]# <text:span text:style-name="T35">ll /home/it01/itfile1</text:span></text:p>
      <text:p text:style-name="P29">-rw-r--r--. 1 <text:span text:style-name="T56">it01 IT</text:span> 0 Sep 20 23:10 /home/it01/itfile1</text:p>
      <text:p text:style-name="P29"/>
      <text:h text:style-name="P1" text:outline-level="2"><text:soft-page-break/><text:span text:style-name="T3">◎</text:span><text:span text:style-name="T4"> </text:span><text:span text:style-name="T5">SetUID, SetGID, Sticky bit</text:span></text:h>
      <text:p text:style-name="P43"><text:span text:style-name="T16">參考：</text:span><text:a xlink:type="simple" xlink:href="https://kknews.cc/zh-tw/code/ezm9v24.html" text:style-name="Internet_20_link" text:visited-style-name="Visited_20_Internet_20_Link">https://kknews.cc/zh-tw/code/ezm9v24.html</text:a><text:span text:style-name="T16"> </text:span></text:p>
      <text:p text:style-name="P32"><text:a xlink:type="simple" xlink:href="http://linux.vbird.org/linux_basic/0220filemanager/0220filemanager.php#suid_sgid_sticky" text:style-name="Internet_20_link" text:visited-style-name="Visited_20_Internet_20_Link"><text:span text:style-name="T22">http://linux.vbird.org/linux_basic/0220filemanager/0220filemanager.php#suid_sgid_sticky</text:span></text:a><text:span text:style-name="T22"> </text:span><text:span text:style-name="T23">\</text:span></text:p>
      <text:p text:style-name="P13">● passwd指令檔有設定SGID。</text:p>
      <text:p text:style-name="P13">Set UID ( SUID ) 的主要功能是在『某個檔案執行的期間具有檔案擁有者的權限』</text:p>
      <text:p text:style-name="P33"><text:span text:style-name="T24">[root@4070e999 ~]# </text:span><text:span text:style-name="T25">ls -l /usr/bin/passwd /etc/shadow</text:span></text:p>
      <text:p text:style-name="P19">----------. 1 root root 13137 Sep 20 23:09 /etc/shadow</text:p>
      <text:p text:style-name="P37"><text:span text:style-name="T31">-rw</text:span><text:span text:style-name="T28">s</text:span><text:span text:style-name="T31">r-xr-x. 1 root root 27832 Jun 10 <text:s/>2014 /usr/bin/passwd</text:span></text:p>
      <text:p text:style-name="P14">● 列出系統中所有 SUID 的檔案：</text:p>
      <text:p text:style-name="P15">Set GID ( SGID ) 的功能是『使用者在此目錄下的群組將會變成該目錄的群組』</text:p>
      <text:p text:style-name="P34">[root@4070e999 ~]# <text:span text:style-name="T25">find / -perm /u=s</text:span></text:p>
      <text:p text:style-name="P34">...</text:p>
      <text:p text:style-name="P34">/usr/bin/chfn</text:p>
      <text:p text:style-name="P34">/usr/bin/chsh</text:p>
      <text:p text:style-name="P34">/usr/bin/mount</text:p>
      <text:p text:style-name="P34">/usr/bin/chage</text:p>
      <text:p text:style-name="P34">/usr/bin/gpasswd</text:p>
      <text:p text:style-name="P34">/usr/bin/newgrp</text:p>
      <text:p text:style-name="P34">/usr/bin/su</text:p>
      <text:p text:style-name="P34">/usr/bin/umount</text:p>
      <text:p text:style-name="P34">/usr/bin/sudo</text:p>
      <text:p text:style-name="P34">/usr/bin/crontab</text:p>
      <text:p text:style-name="P34">/usr/bin/pkexec</text:p>
      <text:p text:style-name="P41">/usr/bin/passwd</text:p>
      <text:p text:style-name="P34">/usr/sbin/pam_timestamp_check</text:p>
      <text:p text:style-name="P34">/usr/sbin/unix_chkpwd</text:p>
      <text:p text:style-name="P34">/usr/sbin/usernetctl</text:p>
      <text:p text:style-name="P34">/usr/lib/polkit-1/polkit-agent-helper-1</text:p>
      <text:p text:style-name="P34">/usr/libexec/dbus-1/dbus-daemon-launch-helper</text:p>
      <text:p text:style-name="P14"/>
      <text:p text:style-name="P14">● 列出系統中所有 SGID 的檔案：</text:p>
      <text:p text:style-name="P34"><text:span text:style-name="T11">[root@4070e999 ~]# </text:span><text:span text:style-name="T25">find / -perm /g+s</text:span></text:p>
      <text:p text:style-name="P14">...</text:p>
      <text:p text:style-name="P14">/run/log/journal</text:p>
      <text:p text:style-name="P14">/run/log/journal/ec8a5bdbf9344ac3b078f845d8e30718</text:p>
      <text:p text:style-name="P14">/usr/bin/wall</text:p>
      <text:p text:style-name="P14">/usr/bin/write</text:p>
      <text:p text:style-name="P14">/usr/bin/ssh-agent</text:p>
      <text:p text:style-name="P14">/usr/sbin/netreport</text:p>
      <text:p text:style-name="P14">/usr/sbin/postdrop</text:p>
      <text:p text:style-name="P14">/usr/sbin/postqueue</text:p>
      <text:p text:style-name="P14">/usr/libexec/utempter/utempter</text:p>
      <text:p text:style-name="P14">/usr/libexec/openssh/ssh-keysign</text:p>
      <text:p text:style-name="P35"><text:span text:style-name="T14">[root@4070e999 ~]# </text:span><text:span text:style-name="T25">ls -l /run/log/journal</text:span></text:p>
      <text:p text:style-name="P18">total 0</text:p>
      <text:p text:style-name="P38"><text:span text:style-name="T10">drwxr-</text:span><text:span text:style-name="T29">s</text:span><text:span text:style-name="T10">---+ 2 root systemd-journal 60 Sep 20 21:33 ec8a5bdbf9344ac3b078f845d8e30718 </text:span></text:p>
      <text:p text:style-name="P38"><text:span text:style-name="T14">[root@4070e999 ~]# </text:span><text:span text:style-name="T27">touch /run/log/journal/testfile</text:span></text:p>
      <text:p text:style-name="P38"><text:span text:style-name="T14">[root@4070e999 ~]# </text:span><text:span text:style-name="T27">ls -l /run/log/journal/testfile</text:span></text:p>
      <text:p text:style-name="P38"><text:span text:style-name="T10">-rw-r--r--. 1 root </text:span><text:span text:style-name="T30">systemd-journal</text:span><text:span text:style-name="T10"> 0 Sep 21 00:21 /run/log/journal/testfile</text:span></text:p>
      <text:p text:style-name="P44"><text:soft-page-break/><text:span text:style-name="T20">☉</text:span><text:span text:style-name="T19">刪除此測試檔</text:span></text:p>
      <text:p text:style-name="P43"><text:span text:style-name="T19">[root@4070e999 ~]# </text:span><text:span text:style-name="T25">r</text:span><text:span text:style-name="T26">m</text:span><text:span text:style-name="T25"> /run/log/journal/testfile</text:span></text:p>
      <text:p text:style-name="P34"><text:span text:style-name="T12">● </text:span><text:span text:style-name="T13">搜尋所有具有sticky bit的檔案</text:span></text:p>
      <text:p text:style-name="P16">『具有 sticky bit 屬性的該"目錄"下的檔案，其檔案或目錄只有檔案擁有者及 root 才有權力刪除！』在我們系統裡面本來就預設有一個啦！那就是 /tmp 這個目錄！</text:p>
      <text:p text:style-name="P40"><text:span text:style-name="T17">參考:</text:span><text:a xlink:type="simple" xlink:href="https://blog.gtwang.org/linux/unix-linux-find-command-examples/" text:style-name="Internet_20_link" text:visited-style-name="Visited_20_Internet_20_Link">https://blog.gtwang.org/linux/unix-linux-find-command-examples/</text:a><text:span text:style-name="T13"> </text:span></text:p>
      <text:p text:style-name="P40"><text:span text:style-name="T18">[root@4070e999 ~]# </text:span><text:span text:style-name="T25">find / -perm /o+t</text:span></text:p>
      <text:p text:style-name="P14">/dev/mqueue</text:p>
      <text:p text:style-name="P14">/dev/shm</text:p>
      <text:p text:style-name="P42"><text:span text:style-name="T16">/</text:span><text:span text:style-name="T15">var/tmp</text:span></text:p>
      <text:p text:style-name="P20">/tmp</text:p>
      <text:p text:style-name="P16"/>
      <text:p text:style-name="P42"><text:span text:style-name="T15">◎設定</text:span><text:span text:style-name="T21">SUID, SGID, Sticky位元</text:span></text:p>
      <text:p text:style-name="P17"/>
      <text:h text:style-name="P2" text:outline-level="2"><text:span text:style-name="T6">◎</text:span><text:span text:style-name="T4"> 檔案屬性</text:span></text:h>
      <text:p text:style-name="P40"><text:span text:style-name="T17">參考：</text:span><text:a xlink:type="simple" xlink:href="http://linux.vbird.org/linux_basic/0220filemanager/0220filemanager.php#file_dir_own" text:style-name="Internet_20_link" text:visited-style-name="Visited_20_Internet_20_Link">http://linux.vbird.org/linux_basic/0220filemanager/0220filemanager.php#file_dir_own</text:a><text:span text:style-name="T15"> </text:span></text:p>
      <text:p text:style-name="P16">● 使無法更動檔案:</text:p>
      <text:p text:style-name="P40"><text:span text:style-name="T17">[root@4070e999 ~]# </text:span><text:span text:style-name="T25">chattr +i /etc/shadow</text:span></text:p>
      <text:p text:style-name="P40"><text:span text:style-name="T17">[root@4070e999 ~]# </text:span><text:span text:style-name="T25">lsattr /etc/shadow</text:span></text:p>
      <text:p text:style-name="P16">----i----------- /etc/shadow</text:p>
      <text:p text:style-name="P14">解除:</text:p>
      <text:p text:style-name="P40"><text:span text:style-name="T16">[root@4070e999 ~]# </text:span><text:span text:style-name="T25">chattr -i /etc/shadow</text:span></text:p>
      <text:p text:style-name="P40"><text:span text:style-name="T16">[root@4070e999 ~]# </text:span><text:span text:style-name="T25">lsattr /etc/shadow</text:span></text:p>
      <text:p text:style-name="P14">---------------- /etc/shadow</text:p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思源宋體1" svg:font-family="思源宋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思源宋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思源宋體" style:font-family-asian="思源宋體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09:18:48.612000000</meta:creation-date>
    <dc:date>2019-09-28T17:49:45.290000000</dc:date>
    <meta:editing-duration>PT2H22S</meta:editing-duration>
    <meta:editing-cycles>40</meta:editing-cycles>
    <meta:generator>LibreOffice/6.1.4.2$Windows_X86_64 LibreOffice_project/9d0f32d1f0b509096fd65e0d4bec26ddd1938fd3</meta:generator>
    <meta:document-statistic meta:table-count="0" meta:image-count="0" meta:object-count="0" meta:page-count="4" meta:paragraph-count="159" meta:word-count="972" meta:character-count="4785" meta:non-whitespace-character-count="4413"/>
  </office:meta>
</office:document-meta>
</file>